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4.212cm"/>
    </style:style>
    <style:style style:name="co6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4.902cm"/>
    </style:style>
    <style:style style:name="ro13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79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886cm" fo:break-before="auto" style:use-optimal-row-height="true"/>
    </style:style>
    <style:style style:name="ro7" style:family="table-row">
      <style:table-row-properties style:row-height="1.139cm" fo:break-before="auto" style:use-optimal-row-height="true"/>
    </style:style>
    <style:style style:name="ro8" style:family="table-row">
      <style:table-row-properties style:row-height="5.944cm" fo:break-before="auto" style:use-optimal-row-height="true"/>
    </style:style>
    <style:style style:name="ro9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1.157cm" fo:break-before="auto" style:use-optimal-row-height="true"/>
    </style:style>
    <style:style style:name="ro12" style:family="table-row">
      <style:table-row-properties style:row-height="3.738cm" fo:break-before="auto" style:use-optimal-row-height="true"/>
    </style:style>
    <style:style style:name="ro14" style:family="table-row">
      <style:table-row-properties style:row-height="1.894cm" fo:break-before="auto" style:use-optimal-row-height="true"/>
    </style:style>
    <style:style style:name="ro15" style:family="table-row">
      <style:table-row-properties style:row-height="2.263cm" fo:break-before="auto" style:use-optimal-row-height="true"/>
    </style:style>
    <style:style style:name="ro16" style:family="table-row">
      <style:table-row-properties style:row-height="7.0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top"/>
      <style:text-properties style:font-name="Times New Roman" fo:font-size="10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vertical-align="top"/>
    </style:style>
    <style:style style:name="T1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2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0pt" style:font-size-asian="8pt" style:font-size-complex="8pt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15"/>
        <table:table-column table:style-name="co8" table:default-cell-style-name="Default"/>
        <table:table-column table:style-name="co7" table:default-cell-style-name="ce15"/>
        <table:table-column table:style-name="co7" table:number-columns-repeated="1017" table:default-cell-style-name="ce20"/>
        <table:table-row table:style-name="ro3">
          <table:table-cell table:style-name="ce2" office:value-type="string">
            <text:p>How to build a new Andor's Trail releas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formula="of:=&quot;Prepare the environment  (&quot; &amp; [.$D$15] &amp; &quot;)&quot;" office:value-type="string" office:string-value="Prepare the environment  (v079)">
            <text:p>Prepare the environment <text:s/>(v079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4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office:value-type="string">
              <text:p>AndorsTrailRelease\andors-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office:value-type="string">
              <text:p>NutAndor\andors-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5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0" office:value-type="string">
              <text:p><text:a xlink:href="https://github.com/NutAndor/v079">https://github.com/NutAndor/v079</text:a> </text:p>
            </table:table-cell>
            <table:table-cell table:style-name="ce16" office:value-type="string">
              <text:p><text:span text:style-name="T6"><text:a xlink:href="https://github.com/Rijackson/arulir_mountain">https://github.com/Rijackson/arulir_mountain</text:a></text:span><text:span text:style-name="T6"> </text:span>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table:style-name="ce9" office:value-type="string">
              <text:p>v079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table:formula="of:=&quot;C:\AT\ATCS\&quot; &amp; [.$D$15] &amp; &quot;\ATCS\&quot; &amp; [.$D$15]" office:value-type="string" office:string-value="C:\AT\ATCS\v079\ATCS\v079">
              <text:p>C:\AT\ATCS\v079\ATCS\v079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Beta:</text:p>
            </table:table-cell>
            <table:table-cell table:style-name="ce11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 office:value-type="string">
              <text:p>beta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9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1"/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table:style-name="ce12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v079">
            <text:p>Switch to branch <text:s/>NutAndor\andors-trail:v079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witch to branch  &quot; &amp; [.$D$15] &amp; &quot;:master&quot;" office:value-type="string" office:string-value="Switch to branch  v079:master">
            <text:p>Switch to branch <text:s/>v079:mast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17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10"/>
          <table:table-cell/>
          <table:table-cell table:style-name="ce19"/>
          <table:table-cell table:number-columns-repeated="1018"/>
        </table:table-row>
        <table:table-row table:style-name="ro4">
          <table:table-cell table:number-columns-repeated="3"/>
          <table:table-cell table:style-name="ce10"/>
          <table:table-cell/>
          <table:table-cell table:style-name="ce19"/>
          <table:table-cell table:number-columns-repeated="1018"/>
        </table:table-row>
        <table:table-row table:style-name="ro4">
          <table:table-cell/>
          <table:table-cell office:value-type="string">
            <text:p>Import actual translations …</text:p>
          </table:table-cell>
          <table:table-cell/>
          <table:table-cell table:style-name="ce10"/>
          <table:table-cell/>
          <table:table-cell table:style-name="ce19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 table:display="false">
          <table:table-row table:style-name="ro4" table:visibility="collapse">
            <table:table-cell table:number-columns-repeated="2"/>
            <table:table-cell table:style-name="ce5" office:value-type="string">
              <text:p>… only for translation update:</text:p>
            </table:table-cell>
            <table:table-cell table:style-name="ce10"/>
            <table:table-cell/>
            <table:table-cell table:style-name="ce19"/>
            <table:table-cell table:number-columns-repeated="1018"/>
          </table:table-row>
          <table:table-row table:style-name="ro4" table:visibility="collapse">
            <table:table-cell table:number-columns-repeated="3"/>
            <table:table-cell office:value-type="string">
              <text:p>In smartgit: Pull game-content</text:p>
            </table:table-cell>
            <table:table-cell/>
            <table:table-cell table:style-name="ce8" office:value-type="string">
              <text:p>Download translations as zip file</text:p>
            </table:table-cell>
            <table:table-cell table:number-columns-repeated="1018"/>
          </table:table-row>
          <table:table-row table:style-name="ro4" table:visibility="collapse">
            <table:table-cell table:number-columns-repeated="5"/>
            <table:table-cell table:style-name="ce8" office:value-type="string">
              <text:p>Extract to downloads\translations</text:p>
            </table:table-cell>
            <table:table-cell table:number-columns-repeated="1018"/>
          </table:table-row>
          <table:table-row table:style-name="ro6" table:visibility="collapse">
            <table:table-cell table:number-columns-repeated="3"/>
            <table:table-cell table:formula="of:=&quot;xcopy /S /Y  C:\AT\translations\game-content\AndorsTrail\assets\translation\*.po* &quot; &amp; [.$D$8] &amp; &quot;\AndorsTrail\assets\translation\&quot;" office:value-type="string" office:string-value="xcopy /S /Y  C:\AT\translations\game-content\AndorsTrail\assets\translation\*.po* C:\AT\AndorsTrailRelease\andors-trail\AndorsTrail\assets\translation\">
              <text:p>xcopy /S /Y <text:s/>C:\AT\translations\game-content\AndorsTrail\assets\translation\*.po* C:\AT\AndorsTrailRelease\andors-trail\AndorsTrail\assets\translation\</text:p>
            </table:table-cell>
            <table:table-cell/>
            <table:table-cell table:style-name="ce8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  <table:table-row table:style-name="ro6" table:visibility="collapse">
            <table:table-cell table:number-columns-repeated="3"/>
            <table:table-cell table:formula="of:=&quot;FOR /D %F in (&quot;&quot;c:\at\translations\game-content\andorstrail\res\values-*&quot;&quot;) DO COPY /Y %F\strings.xml &quot; &amp; [.$D$8] &amp; &quot;\andorstrail\res\%~nF\&quot;" office:value-type="string" office:string-value="FOR /D %F in (&quot;c:\at\translations\game-content\andorstrail\res\values-*&quot;) DO COPY /Y %F\strings.xml C:\AT\AndorsTrailRelease\andors-trail\andorstrail\res\%~nF\">
              <text:p>FOR /D %F in ("c:\at\translations\game-content\andorstrail\res\values-*") DO COPY /Y %F\strings.xml C:\AT\AndorsTrailRelease\andors-trail\andorstrail\res\%~nF\</text:p>
            </table:table-cell>
            <table:table-cell/>
            <table:table-cell table:style-name="ce8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</table:table-row-group>
        <table:table-row-group>
          <table:table-row table:style-name="ro4">
            <table:table-cell table:number-columns-repeated="2"/>
            <table:table-cell table:style-name="ce5" office:value-type="string">
              <text:p>… only for release build: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„Commit“ <text:s text:c="2"/>(if pending changes exist)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table:style-name="ce6"/>
            <table:table-cell office:value-type="string">
              <text:p>In smartgit: Pull Weblate-Repositories</text:p>
            </table:table-cell>
            <table:table-cell table:number-columns-repeated="1020"/>
          </table:table-row>
          <table:table-row table:style-name="ro4">
            <table:table-cell table:style-name="ce4" office:value-type="string">
              <text:p>Todo</text:p>
            </table:table-cell>
            <table:table-cell/>
            <table:table-cell table:style-name="ce6"/>
            <table:table-cell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0"/>
          </table:table-row>
          <table:table-row table:style-name="ro5">
            <table:table-cell table:style-name="ce4"/>
            <table:table-cell/>
            <table:table-cell table:style-name="ce6"/>
            <table:table-cell table:formula="of:=&quot;xcopy /S /Y  C:\AT\translations\game-content\AndorsTrail\assets\translation\*.po* &quot; &amp; [.$D$8] &amp; &quot;\AndorsTrail\assets\translation\&quot;" office:value-type="string" office:string-value="xcopy /S /Y  C:\AT\translations\game-content\AndorsTrail\assets\translation\*.po* C:\AT\AndorsTrailRelease\andors-trail\AndorsTrail\assets\translation\">
              <text:p>xcopy /S /Y <text:s/>C:\AT\translations\game-content\AndorsTrail\assets\translation\*.po* C:\AT\AndorsTrailRelease\andors-trail\AndorsTrail\assets\translation\</text:p>
            </table:table-cell>
            <table:table-cell table:number-columns-repeated="1020"/>
          </table:table-row>
          <table:table-row table:style-name="ro5">
            <table:table-cell table:style-name="ce4"/>
            <table:table-cell/>
            <table:table-cell table:style-name="ce6"/>
            <table:table-cell table:formula="of:=&quot;FOR /D %F in (&quot;&quot;c:\at\translations\game-content\andorstrail\res\values-*&quot;&quot;) DO COPY /Y %F\strings.xml &quot; &amp; [.$D$8] &amp; &quot;\andorstrail\res\%~nF\&quot;" office:value-type="string" office:string-value="FOR /D %F in (&quot;c:\at\translations\game-content\andorstrail\res\values-*&quot;) DO COPY /Y %F\strings.xml C:\AT\AndorsTrailRelease\andors-trail\andorstrail\res\%~nF\">
              <text:p>FOR /D %F in ("c:\at\translations\game-content\andorstrail\res\values-*") DO COPY /Y %F\strings.xml C:\AT\AndorsTrailRelease\andors-trail\andorstrail\res\%~nF\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-group>
          <table:table-row table:style-name="ro4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13" table:formula="of:=&quot;rem cd &quot; &amp; [.$D$12] &amp; &quot;\res&quot;" office:value-type="string" office:string-value="rem cd C:\AT\NutAndor\andors-trail\AndorsTrail\res">
              <text:p>rem 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5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4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7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Update languages in selection menu: <text:s/>arrays.xml <text:s text:c="2"/>"preferences_language" <text:s/>(Zl.134, <text:s/>ab V078)</text:p>
            </table:table-cell>
            <table:table-cell table:number-columns-repeated="1021"/>
          </table:table-row>
          <table:table-row table:style-name="ro8">
            <table:table-cell table:number-columns-repeated="3"/>
            <table:table-cell table:style-name="ce14" office:value-type="string">
              <text:p><text:span text:style-name="T1">&lt;</text:span><text:span text:style-name="T2">string-array </text:span><text:span text:style-name="T3">name=</text:span><text:span text:style-name="T4">"preferences_language"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@string/preferences_language_default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nglish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Deutsch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spañol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Française (60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Italiano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Magyar (4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lski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Brasil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Русский язык (98%)&lt;/</text:span><text:span text:style-name="T2">item</text:span><text:span text:style-name="T1">&gt; </text:span><text:span text:style-name="T1"><text:line-break/></text:span><text:span text:style-name="T1">&lt;/</text:span><text:span text:style-name="T2">string-array</text:span><text:span text:style-name="T1">&gt; </text:span><text:span text:style-name="T1"><text:line-break/></text:span><text:span text:style-name="T1"/></text:p>
            </table:table-cell>
            <table:table-cell table:number-columns-repeated="1020"/>
          </table:table-row>
        </table:table-row-group>
        <table:table-row table:style-name="ro4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4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4" office:value-type="string">
            <text:p>DEVELOPMENT_INCOMPATIBLE_SAVEGAM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4" office:value-type="string">
            <text:p>CURRENT_VERSION_DISPLAY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4" office:value-type="string">
            <text:p>android:versionCode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4" office:value-type="string">
            <text:p>android:versionNam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Open ATCS with version  &quot; &amp; [.$D$15]" office:value-type="string" office:string-value="Open ATCS with version  v079">
            <text:p>Open ATCS with version <text:s/>v079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Kurz antesten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ush to Github</text:p>
          </table:table-cell>
          <table:table-cell table:number-columns-repeated="1023"/>
        </table:table-row>
        <table:table-row table:style-name="ro4">
          <table:table-cell/>
          <table:table-cell table:formula="of:=&quot;Close &quot; &amp; [.$D$15]" office:value-type="string" office:string-value="Close v079">
            <text:p>Close v079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v079">
            <text:p>Commit &amp; Push <text:s/>NutAndor\andors-trail:v079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&quot;Compare &quot; &amp; [.$D$7] &amp; &quot;:master&quot; &amp; &quot;  with  &quot; &amp; [.$D$11] &amp; &quot;:&quot; &amp; [.$D$15]" office:value-type="string" office:string-value="Compare AndorsTrailRelease\andors-trail:master  with  NutAndor\andors-trail:v079">
            <text:p>Compare AndorsTrailRelease\andors-trail:master <text:s/>with <text:s/>NutAndor\andors-trail:v079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https://github.com/&quot; &amp; [.$D$7] &amp; &quot;/compare/master...NutAndor:&quot; &amp; [.$D$15]" office:value-type="string" office:string-value="https://github.com/AndorsTrailRelease\andors-trail/compare/master...NutAndor:v079">
            <text:p>https://github.com/AndorsTrailRelease\andors-trail/compare/master...NutAndor:v079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Release candidate &quot; &amp; [.$D$15] &amp; &quot; before compression&quot;" office:value-type="string" office:string-value="Release candidate v079 before compression">
            <text:p>Release candidate v079 before compress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>
          <table:table-row table:style-name="ro9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4">
            <table:table-cell/>
            <table:table-cell table:style-name="ce6"/>
            <table:table-cell/>
            <table:table-cell office:value-type="string">
              <text:p><text:span text:style-name="T5">Typo</text:span> means the existing translations must be preserved. </text:p>
            </table:table-cell>
            <table:table-cell table:number-columns-repeated="1020"/>
          </table:table-row>
          <table:table-row table:style-name="ro11">
            <table:table-cell/>
            <table:table-cell table:style-name="ce6"/>
            <table:table-cell/>
            <table:table-cell office:value-type="string">
              <text:p><text:span text:style-name="T5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11">
            <table:table-cell/>
            <table:table-cell table:style-name="ce6"/>
            <table:table-cell/>
            <table:table-cell office:value-type="string">
              <text:p><text:span text:style-name="T5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4">
            <table:table-cell/>
            <table:table-cell table:style-name="ce6"/>
            <table:table-cell/>
            <table:table-cell office:value-type="string">
              <text:p><text:span text:style-name="T5">None</text:span> means that we completely delete the old translations.</text:p>
            </table:table-cell>
            <table:table-cell table:number-columns-repeated="1020"/>
          </table:table-row>
          <table:table-row table:style-name="ro4">
            <table:table-cell table:number-columns-repeated="1024"/>
          </table:table-row>
        </table:table-row-group>
        <table:table-row table:style-name="ro4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Open an empty ATCS procect, like „leer“</text:p>
          </table:table-cell>
          <table:table-cell table:number-columns-repeated="1020"/>
        </table:table-row>
        <table:table-row-group>
          <table:table-row table:style-name="ro4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12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Remove .mo .po and .pot files from  &quot; &amp; [.$D$8]  &amp; &quot;\AndorsTrail&quot; &amp; &quot;\assets\translation&quot;" office:value-type="string" office:string-value="Remove .mo .po and .pot files from  C:\AT\AndorsTrailRelease\andors-trail\AndorsTrail\assets\translation">
            <text:p>Remove .mo .po and .pot files from <text:s/>C:\AT\AndorsTrailRelease\andors-trail\AndorsTrail\assets\translati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et T=&quot; &amp; [.$D$8] &amp; &quot;\AndorsTrail&quot; &amp; &quot;\assets\translation&quot;" office:value-type="string" office:string-value="set T=C:\AT\AndorsTrailRelease\andors-trail\AndorsTrail\assets\translation">
            <text:p>set T=C:\AT\AndorsTrailRelease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formula="of:=&quot;set A=C:\AT\ATCS\leer\ATCS\leer\altered&quot;" office:value-type="string" office:string-value="set A=C:\AT\ATCS\leer\ATCS\leer\altered">
            <text:p>set A=C:\AT\ATCS\leer\ATCS\leer\alter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formula="of:=&quot;FOR %F in (&quot;&quot;&quot; &amp; [.$D$8]  &amp; &quot;\AndorsTrail&quot; &amp; &quot;\assets\translation\*.po*&quot;&quot;) DO &quot;&quot;C:\Program Files (x86)\Poedit\GettextTools\bin\msgfmt.exe&quot;&quot; -o %~dpnF.mo %~F&quot;" office:value-type="string" office:string-value="FOR %F in (&quot;C:\AT\AndorsTrailRelease\andors-trail\AndorsTrail\assets\translation\*.po*&quot;) DO &quot;C:\Program Files (x86)\Poedit\GettextTools\bin\msgfmt.exe&quot; -o %~dpnF.mo %~F">
            <text:p>FOR %F in ("C:\AT\AndorsTrailRelease\andors-trail\AndorsTrail\assets\translation\*.po*") DO "C:\Program Files (x86)\Poedit\GettextTools\bin\msgfmt.exe" -o %~dpnF.mo %~F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Open ATCS with version  &quot; &amp; [.$D$15]" office:value-type="string" office:string-value="Open ATCS with version  v079">
            <text:p>Open ATCS with version <text:s/>v079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6"/>
          <table:table-cell office:value-type="string">
            <text:p>Open AndroidStudi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>
            <text:p>Maybe set debug_button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Quick check of gam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" office:value-type="string">
            <text:p>Import and unlock translations again <text:s/>(if locked)</text:p>
          </table:table-cell>
          <table:table-cell/>
          <table:table-cell table:style-name="Default"/>
          <table:table-cell table:style-name="ce17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4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Create project: &quot; &amp; [.$D$18] &amp; &quot;   AT-source:  &quot; &amp; [.$D$8] &amp; &quot;\AndorsTrail&quot;" office:value-type="string" office:string-value="Create project: beta   AT-source:  C:\AT\AndorsTrailRelease\andors-trail\AndorsTrail">
            <text:p>Create project: beta <text:s text:c="2"/>AT-source: <text:s/>C:\AT\AndorsTrailRelease\andors-trail\AndorsTrail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>
          <table:table-row table:style-name="ro11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14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JSON</text:p>
          </table:table-cell>
          <table:table-cell table:style-name="ce7" office:value-type="string">
            <text:p>rem JSON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MX</text:p>
          </table:table-cell>
          <table:table-cell table:style-name="ce7" office:value-type="string">
            <text:p>rem TMX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PNG</text:p>
          </table:table-cell>
          <table:table-cell table:style-name="ce7" office:value-type="string">
            <text:p>rem PNG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7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hen enter the compressed PNG definitions: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Open ATCS <text:s/>with (empty) project <text:s/>compressed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Move key file from keystore to e.g. desktop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(Don't use the generated apk of menu „Run“! It is debuggable and not accepted by googlePlay)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Move back key file to keystore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Remove the directory <text:s/>(Evtl. Unzip it first and zip afterwards again)</text:p>
            </table:table-cell>
            <table:table-cell table:number-columns-repeated="1020"/>
          </table:table-row>
          <table:table-row table:style-name="ro16">
            <table:table-cell table:number-columns-repeated="3"/>
            <table:table-cell office:value-type="string">
              <text:p>SIGN</text:p>
              <text:p>====</text:p>
              <text:p>C:\windows\system32\ <text:s text:c="2"/>im Explorer <text:s/>cmd.exe <text:s/>als Admin</text:p>
              <text:p/>
              <text:p>cd C:\AT\tmp\testapk</text:p>
              <text:p/>
              <text:p>ren AndorsTrail.apk AndorsTrail.zip</text:p>
              <text:p/>
              <text:p>Doppelklick auf AndorsTrail.zip</text:p>
              <text:p>Löschen META-INF</text:p>
              <text:p/>
              <text:p>Ren AndorsTrail.zip AndorsTrail.apk</text:p>
              <text:p/>
              <text:p>java.exe -Xmx1024M -Xss1m -jar %LOCALAPPDATA%\Android\sdk\build-tools\25.0.3\lib\apksigner.jar <text:s/>sign --ks \AT\sec\AndorsTrail.keystore <text:s/>-v AndorsTrail.apk</text:p>
              <text:p/>
              <text:p>java.exe -Xmx1024M -Xss1m -jar %LOCALAPPDATA%\Android\sdk\build-tools\25.0.3\lib\apksigner.jar <text:s/>verify <text:s/>-v AndorsTrail.apk</text:p>
              <text:p/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4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17"/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4" table:number-rows-repeated="10483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ps" table:style-name="ta1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7" table:default-cell-style-name="ce18"/>
        <table:table-row table:style-name="ro13">
          <table:table-cell office:value-type="string">
            <text:p>dir xml\*.tmx &gt; c:\at\tmp\maps.txt</text:p>
          </table:table-cell>
          <table:table-cell/>
          <table:table-cell table:style-name="Default"/>
        </table:table-row>
        <table:table-row table:style-name="ro10">
          <table:table-cell table:number-columns-repeated="2"/>
          <table:table-cell table:style-name="Default"/>
        </table:table-row>
        <table:table-row table:style-name="ro13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3]&amp;&quot;',&quot;" office:value-type="string" office:string-value="'arulircave1',">
            <text:p>'arulircave1',</text:p>
          </table:table-cell>
        </table:table-row>
        <table:table-row table:style-name="ro13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2',">
            <text:p>'arulircave2',</text:p>
          </table:table-cell>
        </table:table-row>
        <table:table-row table:style-name="ro13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3',">
            <text:p>'arulircave3',</text:p>
          </table:table-cell>
        </table:table-row>
        <table:table-row table:style-name="ro13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4',">
            <text:p>'arulircave4',</text:p>
          </table:table-cell>
        </table:table-row>
        <table:table-row table:style-name="ro13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5',">
            <text:p>'arulircave5',</text:p>
          </table:table-cell>
        </table:table-row>
        <table:table-row table:style-name="ro13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6',">
            <text:p>'arulircave6',</text:p>
          </table:table-cell>
        </table:table-row>
        <table:table-row table:style-name="ro13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mountain1',">
            <text:p>'arulirmountain1',</text:p>
          </table:table-cell>
        </table:table-row>
        <table:table-row table:style-name="ro13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2',">
            <text:p>'arulirmountain2',</text:p>
          </table:table-cell>
        </table:table-row>
        <table:table-row table:style-name="ro13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blackwater_mountain0',">
            <text:p>'blackwater_mountain0',</text:p>
          </table:table-cell>
        </table:table-row>
        <table:table-row table:style-name="ro13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1',">
            <text:p>'blackwater_mountain1',</text:p>
          </table:table-cell>
        </table:table-row>
        <table:table-row table:style-name="ro13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0',">
            <text:p>'blackwater_mountain10',</text:p>
          </table:table-cell>
        </table:table-row>
        <table:table-row table:style-name="ro13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1',">
            <text:p>'blackwater_mountain11',</text:p>
          </table:table-cell>
        </table:table-row>
        <table:table-row table:style-name="ro13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2',">
            <text:p>'blackwater_mountain12',</text:p>
          </table:table-cell>
        </table:table-row>
        <table:table-row table:style-name="ro13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3',">
            <text:p>'blackwater_mountain13',</text:p>
          </table:table-cell>
        </table:table-row>
        <table:table-row table:style-name="ro13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4',">
            <text:p>'blackwater_mountain14',</text:p>
          </table:table-cell>
        </table:table-row>
        <table:table-row table:style-name="ro13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5',">
            <text:p>'blackwater_mountain15',</text:p>
          </table:table-cell>
        </table:table-row>
        <table:table-row table:style-name="ro13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6',">
            <text:p>'blackwater_mountain16',</text:p>
          </table:table-cell>
        </table:table-row>
        <table:table-row table:style-name="ro13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7',">
            <text:p>'blackwater_mountain17',</text:p>
          </table:table-cell>
        </table:table-row>
        <table:table-row table:style-name="ro13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8',">
            <text:p>'blackwater_mountain18',</text:p>
          </table:table-cell>
        </table:table-row>
        <table:table-row table:style-name="ro13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9',">
            <text:p>'blackwater_mountain19',</text:p>
          </table:table-cell>
        </table:table-row>
        <table:table-row table:style-name="ro13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2',">
            <text:p>'blackwater_mountain2',</text:p>
          </table:table-cell>
        </table:table-row>
        <table:table-row table:style-name="ro13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0',">
            <text:p>'blackwater_mountain20',</text:p>
          </table:table-cell>
        </table:table-row>
        <table:table-row table:style-name="ro13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1',">
            <text:p>'blackwater_mountain21',</text:p>
          </table:table-cell>
        </table:table-row>
        <table:table-row table:style-name="ro13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2',">
            <text:p>'blackwater_mountain22',</text:p>
          </table:table-cell>
        </table:table-row>
        <table:table-row table:style-name="ro13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3',">
            <text:p>'blackwater_mountain23',</text:p>
          </table:table-cell>
        </table:table-row>
        <table:table-row table:style-name="ro13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4',">
            <text:p>'blackwater_mountain24',</text:p>
          </table:table-cell>
        </table:table-row>
        <table:table-row table:style-name="ro13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5',">
            <text:p>'blackwater_mountain25',</text:p>
          </table:table-cell>
        </table:table-row>
        <table:table-row table:style-name="ro13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6',">
            <text:p>'blackwater_mountain26',</text:p>
          </table:table-cell>
        </table:table-row>
        <table:table-row table:style-name="ro13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7',">
            <text:p>'blackwater_mountain27',</text:p>
          </table:table-cell>
        </table:table-row>
        <table:table-row table:style-name="ro13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8',">
            <text:p>'blackwater_mountain28',</text:p>
          </table:table-cell>
        </table:table-row>
        <table:table-row table:style-name="ro13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9',">
            <text:p>'blackwater_mountain29',</text:p>
          </table:table-cell>
        </table:table-row>
        <table:table-row table:style-name="ro13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3',">
            <text:p>'blackwater_mountain3',</text:p>
          </table:table-cell>
        </table:table-row>
        <table:table-row table:style-name="ro13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0',">
            <text:p>'blackwater_mountain30',</text:p>
          </table:table-cell>
        </table:table-row>
        <table:table-row table:style-name="ro13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1',">
            <text:p>'blackwater_mountain31',</text:p>
          </table:table-cell>
        </table:table-row>
        <table:table-row table:style-name="ro13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2',">
            <text:p>'blackwater_mountain32',</text:p>
          </table:table-cell>
        </table:table-row>
        <table:table-row table:style-name="ro13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3',">
            <text:p>'blackwater_mountain33',</text:p>
          </table:table-cell>
        </table:table-row>
        <table:table-row table:style-name="ro13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4',">
            <text:p>'blackwater_mountain34',</text:p>
          </table:table-cell>
        </table:table-row>
        <table:table-row table:style-name="ro13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5',">
            <text:p>'blackwater_mountain35',</text:p>
          </table:table-cell>
        </table:table-row>
        <table:table-row table:style-name="ro13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6',">
            <text:p>'blackwater_mountain36',</text:p>
          </table:table-cell>
        </table:table-row>
        <table:table-row table:style-name="ro13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7',">
            <text:p>'blackwater_mountain37',</text:p>
          </table:table-cell>
        </table:table-row>
        <table:table-row table:style-name="ro13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8',">
            <text:p>'blackwater_mountain38',</text:p>
          </table:table-cell>
        </table:table-row>
        <table:table-row table:style-name="ro13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9',">
            <text:p>'blackwater_mountain39',</text:p>
          </table:table-cell>
        </table:table-row>
        <table:table-row table:style-name="ro13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a',">
            <text:p>'blackwater_mountain39a',</text:p>
          </table:table-cell>
        </table:table-row>
        <table:table-row table:style-name="ro13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4',">
            <text:p>'blackwater_mountain4',</text:p>
          </table:table-cell>
        </table:table-row>
        <table:table-row table:style-name="ro13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0',">
            <text:p>'blackwater_mountain40',</text:p>
          </table:table-cell>
        </table:table-row>
        <table:table-row table:style-name="ro13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1',">
            <text:p>'blackwater_mountain41',</text:p>
          </table:table-cell>
        </table:table-row>
        <table:table-row table:style-name="ro13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2',">
            <text:p>'blackwater_mountain42',</text:p>
          </table:table-cell>
        </table:table-row>
        <table:table-row table:style-name="ro13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3',">
            <text:p>'blackwater_mountain43',</text:p>
          </table:table-cell>
        </table:table-row>
        <table:table-row table:style-name="ro13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4',">
            <text:p>'blackwater_mountain44',</text:p>
          </table:table-cell>
        </table:table-row>
        <table:table-row table:style-name="ro13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5',">
            <text:p>'blackwater_mountain45',</text:p>
          </table:table-cell>
        </table:table-row>
        <table:table-row table:style-name="ro13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6',">
            <text:p>'blackwater_mountain46',</text:p>
          </table:table-cell>
        </table:table-row>
        <table:table-row table:style-name="ro13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7',">
            <text:p>'blackwater_mountain47',</text:p>
          </table:table-cell>
        </table:table-row>
        <table:table-row table:style-name="ro13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8',">
            <text:p>'blackwater_mountain48',</text:p>
          </table:table-cell>
        </table:table-row>
        <table:table-row table:style-name="ro13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9',">
            <text:p>'blackwater_mountain49',</text:p>
          </table:table-cell>
        </table:table-row>
        <table:table-row table:style-name="ro13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a',">
            <text:p>'blackwater_mountain4a',</text:p>
          </table:table-cell>
        </table:table-row>
        <table:table-row table:style-name="ro13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5',">
            <text:p>'blackwater_mountain5',</text:p>
          </table:table-cell>
        </table:table-row>
        <table:table-row table:style-name="ro13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0',">
            <text:p>'blackwater_mountain50',</text:p>
          </table:table-cell>
        </table:table-row>
        <table:table-row table:style-name="ro13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1',">
            <text:p>'blackwater_mountain51',</text:p>
          </table:table-cell>
        </table:table-row>
        <table:table-row table:style-name="ro13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2',">
            <text:p>'blackwater_mountain52',</text:p>
          </table:table-cell>
        </table:table-row>
        <table:table-row table:style-name="ro13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3',">
            <text:p>'blackwater_mountain53',</text:p>
          </table:table-cell>
        </table:table-row>
        <table:table-row table:style-name="ro13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4',">
            <text:p>'blackwater_mountain54',</text:p>
          </table:table-cell>
        </table:table-row>
        <table:table-row table:style-name="ro13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a',">
            <text:p>'blackwater_mountain5a',</text:p>
          </table:table-cell>
        </table:table-row>
        <table:table-row table:style-name="ro13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c',">
            <text:p>'blackwater_mountain5c',</text:p>
          </table:table-cell>
        </table:table-row>
        <table:table-row table:style-name="ro13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6',">
            <text:p>'blackwater_mountain6',</text:p>
          </table:table-cell>
        </table:table-row>
        <table:table-row table:style-name="ro13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7',">
            <text:p>'blackwater_mountain7',</text:p>
          </table:table-cell>
        </table:table-row>
        <table:table-row table:style-name="ro13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a',">
            <text:p>'blackwater_mountain7a',</text:p>
          </table:table-cell>
        </table:table-row>
        <table:table-row table:style-name="ro13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8',">
            <text:p>'blackwater_mountain8',</text:p>
          </table:table-cell>
        </table:table-row>
        <table:table-row table:style-name="ro13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9',">
            <text:p>'blackwater_mountain9',</text:p>
          </table:table-cell>
        </table:table-row>
        <table:table-row table:style-name="ro13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catacombs1',">
            <text:p>'catacombs1',</text:p>
          </table:table-cell>
        </table:table-row>
        <table:table-row table:style-name="ro13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2',">
            <text:p>'catacombs2',</text:p>
          </table:table-cell>
        </table:table-row>
        <table:table-row table:style-name="ro13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3',">
            <text:p>'catacombs3',</text:p>
          </table:table-cell>
        </table:table-row>
        <table:table-row table:style-name="ro13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4',">
            <text:p>'catacombs4',</text:p>
          </table:table-cell>
        </table:table-row>
        <table:table-row table:style-name="ro13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learing_level1',">
            <text:p>'clearing_level1',</text:p>
          </table:table-cell>
        </table:table-row>
        <table:table-row table:style-name="ro13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2',">
            <text:p>'clearing_level2',</text:p>
          </table:table-cell>
        </table:table-row>
        <table:table-row table:style-name="ro13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rackshot_hideout1',">
            <text:p>'crackshot_hideout1',</text:p>
          </table:table-cell>
        </table:table-row>
        <table:table-row table:style-name="ro13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2',">
            <text:p>'crackshot_hideout2',</text:p>
          </table:table-cell>
        </table:table-row>
        <table:table-row table:style-name="ro13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3',">
            <text:p>'crackshot_hideout3',</text:p>
          </table:table-cell>
        </table:table-row>
        <table:table-row table:style-name="ro13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ossglen',">
            <text:p>'crossglen',</text:p>
          </table:table-cell>
        </table:table-row>
        <table:table-row table:style-name="ro13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_cave',">
            <text:p>'crossglen_cave',</text:p>
          </table:table-cell>
        </table:table-row>
        <table:table-row table:style-name="ro13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farmhouse',">
            <text:p>'crossglen_farmhouse',</text:p>
          </table:table-cell>
        </table:table-row>
        <table:table-row table:style-name="ro13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_basement',">
            <text:p>'crossglen_farmhouse_basement',</text:p>
          </table:table-cell>
        </table:table-row>
        <table:table-row table:style-name="ro13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hall',">
            <text:p>'crossglen_hall',</text:p>
          </table:table-cell>
        </table:table-row>
        <table:table-row table:style-name="ro13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smith',">
            <text:p>'crossglen_smith',</text:p>
          </table:table-cell>
        </table:table-row>
        <table:table-row table:style-name="ro13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roads',">
            <text:p>'crossroads',</text:p>
          </table:table-cell>
        </table:table-row>
        <table:table-row table:style-name="ro13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debugmap',">
            <text:p>'debugmap',</text:p>
          </table:table-cell>
        </table:table-row>
        <table:table-row table:style-name="ro13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elm_mine0',">
            <text:p>'elm_mine0',</text:p>
          </table:table-cell>
        </table:table-row>
        <table:table-row table:style-name="ro13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1',">
            <text:p>'elm_mine1',</text:p>
          </table:table-cell>
        </table:table-row>
        <table:table-row table:style-name="ro13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fallhaven_alaun',">
            <text:p>'fallhaven_alaun',</text:p>
          </table:table-cell>
        </table:table-row>
        <table:table-row table:style-name="ro13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rcir',">
            <text:p>'fallhaven_arcir',</text:p>
          </table:table-cell>
        </table:table-row>
        <table:table-row table:style-name="ro13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_basement',">
            <text:p>'fallhaven_arcir_basement',</text:p>
          </table:table-cell>
        </table:table-row>
        <table:table-row table:style-name="ro13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thamyr',">
            <text:p>'fallhaven_athamyr',</text:p>
          </table:table-cell>
        </table:table-row>
        <table:table-row table:style-name="ro13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barn',">
            <text:p>'fallhaven_barn',</text:p>
          </table:table-cell>
        </table:table-row>
        <table:table-row table:style-name="ro13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church',">
            <text:p>'fallhaven_church',</text:p>
          </table:table-cell>
        </table:table-row>
        <table:table-row table:style-name="ro13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lothes',">
            <text:p>'fallhaven_clothes',</text:p>
          </table:table-cell>
        </table:table-row>
        <table:table-row table:style-name="ro13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derelict',">
            <text:p>'fallhaven_derelict',</text:p>
          </table:table-cell>
        </table:table-row>
        <table:table-row table:style-name="ro13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2',">
            <text:p>'fallhaven_derelict2',</text:p>
          </table:table-cell>
        </table:table-row>
        <table:table-row table:style-name="ro13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farmer',">
            <text:p>'fallhaven_farmer',</text:p>
          </table:table-cell>
        </table:table-row>
        <table:table-row table:style-name="ro13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gravedigger',">
            <text:p>'fallhaven_gravedigger',</text:p>
          </table:table-cell>
        </table:table-row>
        <table:table-row table:style-name="ro13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lumberjack',">
            <text:p>'fallhaven_lumberjack',</text:p>
          </table:table-cell>
        </table:table-row>
        <table:table-row table:style-name="ro13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ne',">
            <text:p>'fallhaven_ne',</text:p>
          </table:table-cell>
        </table:table-row>
        <table:table-row table:style-name="ro13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ocmar',">
            <text:p>'fallhaven_nocmar',</text:p>
          </table:table-cell>
        </table:table-row>
        <table:table-row table:style-name="ro13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w',">
            <text:p>'fallhaven_nw',</text:p>
          </table:table-cell>
        </table:table-row>
        <table:table-row table:style-name="ro13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potions',">
            <text:p>'fallhaven_potions',</text:p>
          </table:table-cell>
        </table:table-row>
        <table:table-row table:style-name="ro13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rison',">
            <text:p>'fallhaven_prison',</text:p>
          </table:table-cell>
        </table:table-row>
        <table:table-row table:style-name="ro13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rigmor',">
            <text:p>'fallhaven_rigmor',</text:p>
          </table:table-cell>
        </table:table-row>
        <table:table-row table:style-name="ro13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se',">
            <text:p>'fallhaven_se',</text:p>
          </table:table-cell>
        </table:table-row>
        <table:table-row table:style-name="ro13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torage',">
            <text:p>'fallhaven_storage',</text:p>
          </table:table-cell>
        </table:table-row>
        <table:table-row table:style-name="ro13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w',">
            <text:p>'fallhaven_sw',</text:p>
          </table:table-cell>
        </table:table-row>
        <table:table-row table:style-name="ro13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tavern',">
            <text:p>'fallhaven_tavern',</text:p>
          </table:table-cell>
        </table:table-row>
        <table:table-row table:style-name="ro13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ields0',">
            <text:p>'fields0',</text:p>
          </table:table-cell>
        </table:table-row>
        <table:table-row table:style-name="ro13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1',">
            <text:p>'fields1',</text:p>
          </table:table-cell>
        </table:table-row>
        <table:table-row table:style-name="ro13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0',">
            <text:p>'fields10',</text:p>
          </table:table-cell>
        </table:table-row>
        <table:table-row table:style-name="ro13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1',">
            <text:p>'fields11',</text:p>
          </table:table-cell>
        </table:table-row>
        <table:table-row table:style-name="ro13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b',">
            <text:p>'fields11b',</text:p>
          </table:table-cell>
        </table:table-row>
        <table:table-row table:style-name="ro13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2',">
            <text:p>'fields12',</text:p>
          </table:table-cell>
        </table:table-row>
        <table:table-row table:style-name="ro13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2',">
            <text:p>'fields2',</text:p>
          </table:table-cell>
        </table:table-row>
        <table:table-row table:style-name="ro13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3',">
            <text:p>'fields3',</text:p>
          </table:table-cell>
        </table:table-row>
        <table:table-row table:style-name="ro13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4',">
            <text:p>'fields4',</text:p>
          </table:table-cell>
        </table:table-row>
        <table:table-row table:style-name="ro13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5',">
            <text:p>'fields5',</text:p>
          </table:table-cell>
        </table:table-row>
        <table:table-row table:style-name="ro13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6',">
            <text:p>'fields6',</text:p>
          </table:table-cell>
        </table:table-row>
        <table:table-row table:style-name="ro13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7',">
            <text:p>'fields7',</text:p>
          </table:table-cell>
        </table:table-row>
        <table:table-row table:style-name="ro13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8',">
            <text:p>'fields8',</text:p>
          </table:table-cell>
        </table:table-row>
        <table:table-row table:style-name="ro13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9',">
            <text:p>'fields9',</text:p>
          </table:table-cell>
        </table:table-row>
        <table:table-row table:style-name="ro13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lagstone_inner',">
            <text:p>'flagstone_inner',</text:p>
          </table:table-cell>
        </table:table-row>
        <table:table-row table:style-name="ro13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_upper',">
            <text:p>'flagstone_upper',</text:p>
          </table:table-cell>
        </table:table-row>
        <table:table-row table:style-name="ro13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0',">
            <text:p>'flagstone0',</text:p>
          </table:table-cell>
        </table:table-row>
        <table:table-row table:style-name="ro13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1',">
            <text:p>'flagstone1',</text:p>
          </table:table-cell>
        </table:table-row>
        <table:table-row table:style-name="ro13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2',">
            <text:p>'flagstone2',</text:p>
          </table:table-cell>
        </table:table-row>
        <table:table-row table:style-name="ro13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3',">
            <text:p>'flagstone3',</text:p>
          </table:table-cell>
        </table:table-row>
        <table:table-row table:style-name="ro13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4',">
            <text:p>'flagstone4',</text:p>
          </table:table-cell>
        </table:table-row>
        <table:table-row table:style-name="ro13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oaming_flask',">
            <text:p>'foaming_flask',</text:p>
          </table:table-cell>
        </table:table-row>
        <table:table-row table:style-name="ro13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gapfiller1',">
            <text:p>'gapfiller1',</text:p>
          </table:table-cell>
        </table:table-row>
        <table:table-row table:style-name="ro13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2',">
            <text:p>'gapfiller2',</text:p>
          </table:table-cell>
        </table:table-row>
        <table:table-row table:style-name="ro13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3',">
            <text:p>'gapfiller3',</text:p>
          </table:table-cell>
        </table:table-row>
        <table:table-row table:style-name="ro13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4',">
            <text:p>'gapfiller4',</text:p>
          </table:table-cell>
        </table:table-row>
        <table:table-row table:style-name="ro13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rgoylecave1',">
            <text:p>'gargoylecave1',</text:p>
          </table:table-cell>
        </table:table-row>
        <table:table-row table:style-name="ro13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2',">
            <text:p>'gargoylecave2',</text:p>
          </table:table-cell>
        </table:table-row>
        <table:table-row table:style-name="ro13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3',">
            <text:p>'gargoylecave3',</text:p>
          </table:table-cell>
        </table:table-row>
        <table:table-row table:style-name="ro13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4',">
            <text:p>'gargoylecave4',</text:p>
          </table:table-cell>
        </table:table-row>
        <table:table-row table:style-name="ro13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raveyard0',">
            <text:p>'graveyard0',</text:p>
          </table:table-cell>
        </table:table-row>
        <table:table-row table:style-name="ro13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1',">
            <text:p>'graveyard1',</text:p>
          </table:table-cell>
        </table:table-row>
        <table:table-row table:style-name="ro13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uildbrig1',">
            <text:p>'guildbrig1',</text:p>
          </table:table-cell>
        </table:table-row>
        <table:table-row table:style-name="ro13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2',">
            <text:p>'guildbrig2',</text:p>
          </table:table-cell>
        </table:table-row>
        <table:table-row table:style-name="ro13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ynmart',">
            <text:p>'guynmart',</text:p>
          </table:table-cell>
        </table:table-row>
        <table:table-row table:style-name="ro13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_farmhouse',">
            <text:p>'guynmart_farmhouse',</text:p>
          </table:table-cell>
        </table:table-row>
        <table:table-row table:style-name="ro13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gate_2',">
            <text:p>'guynmart_gate_2',</text:p>
          </table:table-cell>
        </table:table-row>
        <table:table-row table:style-name="ro13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main_0',">
            <text:p>'guynmart_main_0',</text:p>
          </table:table-cell>
        </table:table-row>
        <table:table-row table:style-name="ro13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1',">
            <text:p>'guynmart_main_1',</text:p>
          </table:table-cell>
        </table:table-row>
        <table:table-row table:style-name="ro13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2',">
            <text:p>'guynmart_main_2',</text:p>
          </table:table-cell>
        </table:table-row>
        <table:table-row table:style-name="ro13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3',">
            <text:p>'guynmart_main_3',</text:p>
          </table:table-cell>
        </table:table-row>
        <table:table-row table:style-name="ro13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passage',">
            <text:p>'guynmart_passage',</text:p>
          </table:table-cell>
        </table:table-row>
        <table:table-row table:style-name="ro13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tower_0',">
            <text:p>'guynmart_tower_0',</text:p>
          </table:table-cell>
        </table:table-row>
        <table:table-row table:style-name="ro13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1',">
            <text:p>'guynmart_tower_1',</text:p>
          </table:table-cell>
        </table:table-row>
        <table:table-row table:style-name="ro13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2',">
            <text:p>'guynmart_tower_2',</text:p>
          </table:table-cell>
        </table:table-row>
        <table:table-row table:style-name="ro13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3',">
            <text:p>'guynmart_tower_3',</text:p>
          </table:table-cell>
        </table:table-row>
        <table:table-row table:style-name="ro13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4',">
            <text:p>'guynmart_tower_4',</text:p>
          </table:table-cell>
        </table:table-row>
        <table:table-row table:style-name="ro13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wood_1',">
            <text:p>'guynmart_wood_1',</text:p>
          </table:table-cell>
        </table:table-row>
        <table:table-row table:style-name="ro13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0',">
            <text:p>'guynmart_wood_10',</text:p>
          </table:table-cell>
        </table:table-row>
        <table:table-row table:style-name="ro13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1',">
            <text:p>'guynmart_wood_11',</text:p>
          </table:table-cell>
        </table:table-row>
        <table:table-row table:style-name="ro13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2',">
            <text:p>'guynmart_wood_12',</text:p>
          </table:table-cell>
        </table:table-row>
        <table:table-row table:style-name="ro13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3',">
            <text:p>'guynmart_wood_13',</text:p>
          </table:table-cell>
        </table:table-row>
        <table:table-row table:style-name="ro13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4',">
            <text:p>'guynmart_wood_14',</text:p>
          </table:table-cell>
        </table:table-row>
        <table:table-row table:style-name="ro13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2',">
            <text:p>'guynmart_wood_2',</text:p>
          </table:table-cell>
        </table:table-row>
        <table:table-row table:style-name="ro13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3',">
            <text:p>'guynmart_wood_3',</text:p>
          </table:table-cell>
        </table:table-row>
        <table:table-row table:style-name="ro13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_hole',">
            <text:p>'guynmart_wood_3_hole',</text:p>
          </table:table-cell>
        </table:table-row>
        <table:table-row table:style-name="ro13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4',">
            <text:p>'guynmart_wood_4',</text:p>
          </table:table-cell>
        </table:table-row>
        <table:table-row table:style-name="ro13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5',">
            <text:p>'guynmart_wood_5',</text:p>
          </table:table-cell>
        </table:table-row>
        <table:table-row table:style-name="ro13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6',">
            <text:p>'guynmart_wood_6',</text:p>
          </table:table-cell>
        </table:table-row>
        <table:table-row table:style-name="ro13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7',">
            <text:p>'guynmart_wood_7',</text:p>
          </table:table-cell>
        </table:table-row>
        <table:table-row table:style-name="ro13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8',">
            <text:p>'guynmart_wood_8',</text:p>
          </table:table-cell>
        </table:table-row>
        <table:table-row table:style-name="ro13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9',">
            <text:p>'guynmart_wood_9',</text:p>
          </table:table-cell>
        </table:table-row>
        <table:table-row table:style-name="ro13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hauntedhouse1',">
            <text:p>'hauntedhouse1',</text:p>
          </table:table-cell>
        </table:table-row>
        <table:table-row table:style-name="ro13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2',">
            <text:p>'hauntedhouse2',</text:p>
          </table:table-cell>
        </table:table-row>
        <table:table-row table:style-name="ro13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3',">
            <text:p>'hauntedhouse3',</text:p>
          </table:table-cell>
        </table:table-row>
        <table:table-row table:style-name="ro13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4',">
            <text:p>'hauntedhouse4',</text:p>
          </table:table-cell>
        </table:table-row>
        <table:table-row table:style-name="ro13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ome',">
            <text:p>'home',</text:p>
          </table:table-cell>
        </table:table-row>
        <table:table-row table:style-name="ro13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useatcrossroads0',">
            <text:p>'houseatcrossroads0',</text:p>
          </table:table-cell>
        </table:table-row>
        <table:table-row table:style-name="ro13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1',">
            <text:p>'houseatcrossroads1',</text:p>
          </table:table-cell>
        </table:table-row>
        <table:table-row table:style-name="ro13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2',">
            <text:p>'houseatcrossroads2',</text:p>
          </table:table-cell>
        </table:table-row>
        <table:table-row table:style-name="ro13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3',">
            <text:p>'houseatcrossroads3',</text:p>
          </table:table-cell>
        </table:table-row>
        <table:table-row table:style-name="ro13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4',">
            <text:p>'houseatcrossroads4',</text:p>
          </table:table-cell>
        </table:table-row>
        <table:table-row table:style-name="ro13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5',">
            <text:p>'houseatcrossroads5',</text:p>
          </table:table-cell>
        </table:table-row>
        <table:table-row table:style-name="ro13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jan_pitcave1',">
            <text:p>'jan_pitcave1',</text:p>
          </table:table-cell>
        </table:table-row>
        <table:table-row table:style-name="ro13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2',">
            <text:p>'jan_pitcave2',</text:p>
          </table:table-cell>
        </table:table-row>
        <table:table-row table:style-name="ro13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3',">
            <text:p>'jan_pitcave3',</text:p>
          </table:table-cell>
        </table:table-row>
        <table:table-row table:style-name="ro13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lakecave0',">
            <text:p>'lakecave0',</text:p>
          </table:table-cell>
        </table:table-row>
        <table:table-row table:style-name="ro13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1',">
            <text:p>'lakecave1',</text:p>
          </table:table-cell>
        </table:table-row>
        <table:table-row table:style-name="ro13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2',">
            <text:p>'lakecave2',</text:p>
          </table:table-cell>
        </table:table-row>
        <table:table-row table:style-name="ro13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odar0',">
            <text:p>'lodar0',</text:p>
          </table:table-cell>
        </table:table-row>
        <table:table-row table:style-name="ro13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1',">
            <text:p>'lodar1',</text:p>
          </table:table-cell>
        </table:table-row>
        <table:table-row table:style-name="ro13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0',">
            <text:p>'lodar10',</text:p>
          </table:table-cell>
        </table:table-row>
        <table:table-row table:style-name="ro13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1',">
            <text:p>'lodar11',</text:p>
          </table:table-cell>
        </table:table-row>
        <table:table-row table:style-name="ro13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2',">
            <text:p>'lodar12',</text:p>
          </table:table-cell>
        </table:table-row>
        <table:table-row table:style-name="ro13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cave0',">
            <text:p>'lodar12cave0',</text:p>
          </table:table-cell>
        </table:table-row>
        <table:table-row table:style-name="ro13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1',">
            <text:p>'lodar12cave1',</text:p>
          </table:table-cell>
        </table:table-row>
        <table:table-row table:style-name="ro13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3',">
            <text:p>'lodar13',</text:p>
          </table:table-cell>
        </table:table-row>
        <table:table-row table:style-name="ro13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4',">
            <text:p>'lodar14',</text:p>
          </table:table-cell>
        </table:table-row>
        <table:table-row table:style-name="ro13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5',">
            <text:p>'lodar15',</text:p>
          </table:table-cell>
        </table:table-row>
        <table:table-row table:style-name="ro13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6',">
            <text:p>'lodar16',</text:p>
          </table:table-cell>
        </table:table-row>
        <table:table-row table:style-name="ro13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7',">
            <text:p>'lodar17',</text:p>
          </table:table-cell>
        </table:table-row>
        <table:table-row table:style-name="ro13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8',">
            <text:p>'lodar18',</text:p>
          </table:table-cell>
        </table:table-row>
        <table:table-row table:style-name="ro13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9',">
            <text:p>'lodar19',</text:p>
          </table:table-cell>
        </table:table-row>
        <table:table-row table:style-name="ro13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cave0',">
            <text:p>'lodar1cave0',</text:p>
          </table:table-cell>
        </table:table-row>
        <table:table-row table:style-name="ro13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2',">
            <text:p>'lodar2',</text:p>
          </table:table-cell>
        </table:table-row>
        <table:table-row table:style-name="ro13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0',">
            <text:p>'lodar20',</text:p>
          </table:table-cell>
        </table:table-row>
        <table:table-row table:style-name="ro13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1',">
            <text:p>'lodar21',</text:p>
          </table:table-cell>
        </table:table-row>
        <table:table-row table:style-name="ro13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3',">
            <text:p>'lodar3',</text:p>
          </table:table-cell>
        </table:table-row>
        <table:table-row table:style-name="ro13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4',">
            <text:p>'lodar4',</text:p>
          </table:table-cell>
        </table:table-row>
        <table:table-row table:style-name="ro13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5',">
            <text:p>'lodar5',</text:p>
          </table:table-cell>
        </table:table-row>
        <table:table-row table:style-name="ro13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cave0',">
            <text:p>'lodar5cave0',</text:p>
          </table:table-cell>
        </table:table-row>
        <table:table-row table:style-name="ro13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1',">
            <text:p>'lodar5cave1',</text:p>
          </table:table-cell>
        </table:table-row>
        <table:table-row table:style-name="ro13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2',">
            <text:p>'lodar5cave2',</text:p>
          </table:table-cell>
        </table:table-row>
        <table:table-row table:style-name="ro13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6',">
            <text:p>'lodar6',</text:p>
          </table:table-cell>
        </table:table-row>
        <table:table-row table:style-name="ro13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7',">
            <text:p>'lodar7',</text:p>
          </table:table-cell>
        </table:table-row>
        <table:table-row table:style-name="ro13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8',">
            <text:p>'lodar8',</text:p>
          </table:table-cell>
        </table:table-row>
        <table:table-row table:style-name="ro13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cave0',">
            <text:p>'lodar8cave0',</text:p>
          </table:table-cell>
        </table:table-row>
        <table:table-row table:style-name="ro13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9',">
            <text:p>'lodar9',</text:p>
          </table:table-cell>
        </table:table-row>
        <table:table-row table:style-name="ro13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cave0',">
            <text:p>'lodarcave0',</text:p>
          </table:table-cell>
        </table:table-row>
        <table:table-row table:style-name="ro13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1',">
            <text:p>'lodarcave1',</text:p>
          </table:table-cell>
        </table:table-row>
        <table:table-row table:style-name="ro13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2',">
            <text:p>'lodarcave2',</text:p>
          </table:table-cell>
        </table:table-row>
        <table:table-row table:style-name="ro13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3',">
            <text:p>'lodarcave3',</text:p>
          </table:table-cell>
        </table:table-row>
        <table:table-row table:style-name="ro13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4',">
            <text:p>'lodarcave4',</text:p>
          </table:table-cell>
        </table:table-row>
        <table:table-row table:style-name="ro13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a',">
            <text:p>'lodarcave4a',</text:p>
          </table:table-cell>
        </table:table-row>
        <table:table-row table:style-name="ro13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5',">
            <text:p>'lodarcave5',</text:p>
          </table:table-cell>
        </table:table-row>
        <table:table-row table:style-name="ro13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6',">
            <text:p>'lodarcave6',</text:p>
          </table:table-cell>
        </table:table-row>
        <table:table-row table:style-name="ro13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7',">
            <text:p>'lodarcave7',</text:p>
          </table:table-cell>
        </table:table-row>
        <table:table-row table:style-name="ro13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house0',">
            <text:p>'lodarhouse0',</text:p>
          </table:table-cell>
        </table:table-row>
        <table:table-row table:style-name="ro13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1',">
            <text:p>'lodarhouse1',</text:p>
          </table:table-cell>
        </table:table-row>
        <table:table-row table:style-name="ro13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neford1',">
            <text:p>'loneford1',</text:p>
          </table:table-cell>
        </table:table-row>
        <table:table-row table:style-name="ro13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0',">
            <text:p>'loneford10',</text:p>
          </table:table-cell>
        </table:table-row>
        <table:table-row table:style-name="ro13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1',">
            <text:p>'loneford11',</text:p>
          </table:table-cell>
        </table:table-row>
        <table:table-row table:style-name="ro13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2',">
            <text:p>'loneford12',</text:p>
          </table:table-cell>
        </table:table-row>
        <table:table-row table:style-name="ro13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3',">
            <text:p>'loneford13',</text:p>
          </table:table-cell>
        </table:table-row>
        <table:table-row table:style-name="ro13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4',">
            <text:p>'loneford14',</text:p>
          </table:table-cell>
        </table:table-row>
        <table:table-row table:style-name="ro13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5',">
            <text:p>'loneford15',</text:p>
          </table:table-cell>
        </table:table-row>
        <table:table-row table:style-name="ro13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6',">
            <text:p>'loneford16',</text:p>
          </table:table-cell>
        </table:table-row>
        <table:table-row table:style-name="ro13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7',">
            <text:p>'loneford17',</text:p>
          </table:table-cell>
        </table:table-row>
        <table:table-row table:style-name="ro13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2',">
            <text:p>'loneford2',</text:p>
          </table:table-cell>
        </table:table-row>
        <table:table-row table:style-name="ro13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3',">
            <text:p>'loneford3',</text:p>
          </table:table-cell>
        </table:table-row>
        <table:table-row table:style-name="ro13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4',">
            <text:p>'loneford4',</text:p>
          </table:table-cell>
        </table:table-row>
        <table:table-row table:style-name="ro13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5',">
            <text:p>'loneford5',</text:p>
          </table:table-cell>
        </table:table-row>
        <table:table-row table:style-name="ro13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6',">
            <text:p>'loneford6',</text:p>
          </table:table-cell>
        </table:table-row>
        <table:table-row table:style-name="ro13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7',">
            <text:p>'loneford7',</text:p>
          </table:table-cell>
        </table:table-row>
        <table:table-row table:style-name="ro13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8',">
            <text:p>'loneford8',</text:p>
          </table:table-cell>
        </table:table-row>
        <table:table-row table:style-name="ro13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9',">
            <text:p>'loneford9',</text:p>
          </table:table-cell>
        </table:table-row>
        <table:table-row table:style-name="ro13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lyhouse0',">
            <text:p>'lonelyhouse0',</text:p>
          </table:table-cell>
        </table:table-row>
        <table:table-row table:style-name="ro13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1',">
            <text:p>'lonelyhouse1',</text:p>
          </table:table-cell>
        </table:table-row>
        <table:table-row table:style-name="ro13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okout_lower',">
            <text:p>'lookout_lower',</text:p>
          </table:table-cell>
        </table:table-row>
        <table:table-row table:style-name="ro13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upper',">
            <text:p>'lookout_upper',</text:p>
          </table:table-cell>
        </table:table-row>
        <table:table-row table:style-name="ro13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stmine0',">
            <text:p>'lostmine0',</text:p>
          </table:table-cell>
        </table:table-row>
        <table:table-row table:style-name="ro13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1',">
            <text:p>'lostmine1',</text:p>
          </table:table-cell>
        </table:table-row>
        <table:table-row table:style-name="ro13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0',">
            <text:p>'lostmine10',</text:p>
          </table:table-cell>
        </table:table-row>
        <table:table-row table:style-name="ro13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1',">
            <text:p>'lostmine11',</text:p>
          </table:table-cell>
        </table:table-row>
        <table:table-row table:style-name="ro13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a',">
            <text:p>'lostmine1a',</text:p>
          </table:table-cell>
        </table:table-row>
        <table:table-row table:style-name="ro13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2',">
            <text:p>'lostmine2',</text:p>
          </table:table-cell>
        </table:table-row>
        <table:table-row table:style-name="ro13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a',">
            <text:p>'lostmine2a',</text:p>
          </table:table-cell>
        </table:table-row>
        <table:table-row table:style-name="ro13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3',">
            <text:p>'lostmine3',</text:p>
          </table:table-cell>
        </table:table-row>
        <table:table-row table:style-name="ro13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4',">
            <text:p>'lostmine4',</text:p>
          </table:table-cell>
        </table:table-row>
        <table:table-row table:style-name="ro13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5',">
            <text:p>'lostmine5',</text:p>
          </table:table-cell>
        </table:table-row>
        <table:table-row table:style-name="ro13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6',">
            <text:p>'lostmine6',</text:p>
          </table:table-cell>
        </table:table-row>
        <table:table-row table:style-name="ro13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7',">
            <text:p>'lostmine7',</text:p>
          </table:table-cell>
        </table:table-row>
        <table:table-row table:style-name="ro13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8',">
            <text:p>'lostmine8',</text:p>
          </table:table-cell>
        </table:table-row>
        <table:table-row table:style-name="ro13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9',">
            <text:p>'lostmine9',</text:p>
          </table:table-cell>
        </table:table-row>
        <table:table-row table:style-name="ro13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minerhouse0',">
            <text:p>'minerhouse0',</text:p>
          </table:table-cell>
        </table:table-row>
        <table:table-row table:style-name="ro13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1',">
            <text:p>'minerhouse1',</text:p>
          </table:table-cell>
        </table:table-row>
        <table:table-row table:style-name="ro13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2',">
            <text:p>'minerhouse2',</text:p>
          </table:table-cell>
        </table:table-row>
        <table:table-row table:style-name="ro13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3',">
            <text:p>'minerhouse3',</text:p>
          </table:table-cell>
        </table:table-row>
        <table:table-row table:style-name="ro13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4',">
            <text:p>'minerhouse4',</text:p>
          </table:table-cell>
        </table:table-row>
        <table:table-row table:style-name="ro13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5',">
            <text:p>'minerhouse5',</text:p>
          </table:table-cell>
        </table:table-row>
        <table:table-row table:style-name="ro13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6',">
            <text:p>'minerhouse6',</text:p>
          </table:table-cell>
        </table:table-row>
        <table:table-row table:style-name="ro13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7',">
            <text:p>'minerhouse7',</text:p>
          </table:table-cell>
        </table:table-row>
        <table:table-row table:style-name="ro13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8',">
            <text:p>'minerhouse8',</text:p>
          </table:table-cell>
        </table:table-row>
        <table:table-row table:style-name="ro13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9',">
            <text:p>'minerhouse9',</text:p>
          </table:table-cell>
        </table:table-row>
        <table:table-row table:style-name="ro13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ountaincave0',">
            <text:p>'mountaincave0',</text:p>
          </table:table-cell>
        </table:table-row>
        <table:table-row table:style-name="ro13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1',">
            <text:p>'mountaincave1',</text:p>
          </table:table-cell>
        </table:table-row>
        <table:table-row table:style-name="ro13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2',">
            <text:p>'mountaincave2',</text:p>
          </table:table-cell>
        </table:table-row>
        <table:table-row table:style-name="ro13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3',">
            <text:p>'mountaincave3',</text:p>
          </table:table-cell>
        </table:table-row>
        <table:table-row table:style-name="ro13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lake0',">
            <text:p>'mountainlake0',</text:p>
          </table:table-cell>
        </table:table-row>
        <table:table-row table:style-name="ro13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1',">
            <text:p>'mountainlake1',</text:p>
          </table:table-cell>
        </table:table-row>
        <table:table-row table:style-name="ro13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0',">
            <text:p>'mountainlake10',</text:p>
          </table:table-cell>
        </table:table-row>
        <table:table-row table:style-name="ro13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a',">
            <text:p>'mountainlake10a',</text:p>
          </table:table-cell>
        </table:table-row>
        <table:table-row table:style-name="ro13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1',">
            <text:p>'mountainlake11',</text:p>
          </table:table-cell>
        </table:table-row>
        <table:table-row table:style-name="ro13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2',">
            <text:p>'mountainlake12',</text:p>
          </table:table-cell>
        </table:table-row>
        <table:table-row table:style-name="ro13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3',">
            <text:p>'mountainlake13',</text:p>
          </table:table-cell>
        </table:table-row>
        <table:table-row table:style-name="ro13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a',">
            <text:p>'mountainlake13a',</text:p>
          </table:table-cell>
        </table:table-row>
        <table:table-row table:style-name="ro13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2',">
            <text:p>'mountainlake2',</text:p>
          </table:table-cell>
        </table:table-row>
        <table:table-row table:style-name="ro13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3',">
            <text:p>'mountainlake3',</text:p>
          </table:table-cell>
        </table:table-row>
        <table:table-row table:style-name="ro13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4',">
            <text:p>'mountainlake4',</text:p>
          </table:table-cell>
        </table:table-row>
        <table:table-row table:style-name="ro13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5',">
            <text:p>'mountainlake5',</text:p>
          </table:table-cell>
        </table:table-row>
        <table:table-row table:style-name="ro13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6',">
            <text:p>'mountainlake6',</text:p>
          </table:table-cell>
        </table:table-row>
        <table:table-row table:style-name="ro13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7',">
            <text:p>'mountainlake7',</text:p>
          </table:table-cell>
        </table:table-row>
        <table:table-row table:style-name="ro13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8',">
            <text:p>'mountainlake8',</text:p>
          </table:table-cell>
        </table:table-row>
        <table:table-row table:style-name="ro13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9',">
            <text:p>'mountainlake9',</text:p>
          </table:table-cell>
        </table:table-row>
        <table:table-row table:style-name="ro13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oldcave0',">
            <text:p>'oldcave0',</text:p>
          </table:table-cell>
        </table:table-row>
        <table:table-row table:style-name="ro13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1',">
            <text:p>'oldcave1',</text:p>
          </table:table-cell>
        </table:table-row>
        <table:table-row table:style-name="ro13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pwcave0',">
            <text:p>'pwcave0',</text:p>
          </table:table-cell>
        </table:table-row>
        <table:table-row table:style-name="ro13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1',">
            <text:p>'pwcave1',</text:p>
          </table:table-cell>
        </table:table-row>
        <table:table-row table:style-name="ro13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2',">
            <text:p>'pwcave2',</text:p>
          </table:table-cell>
        </table:table-row>
        <table:table-row table:style-name="ro13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a',">
            <text:p>'pwcave2a',</text:p>
          </table:table-cell>
        </table:table-row>
        <table:table-row table:style-name="ro13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3',">
            <text:p>'pwcave3',</text:p>
          </table:table-cell>
        </table:table-row>
        <table:table-row table:style-name="ro13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4',">
            <text:p>'pwcave4',</text:p>
          </table:table-cell>
        </table:table-row>
        <table:table-row table:style-name="ro13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remgard_armour',">
            <text:p>'remgard_armour',</text:p>
          </table:table-cell>
        </table:table-row>
        <table:table-row table:style-name="ro13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_barn',">
            <text:p>'remgard_barn',</text:p>
          </table:table-cell>
        </table:table-row>
        <table:table-row table:style-name="ro13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_church',">
            <text:p>'remgard_church',</text:p>
          </table:table-cell>
        </table:table-row>
        <table:table-row table:style-name="ro13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_clothes',">
            <text:p>'remgard_clothes',</text:p>
          </table:table-cell>
        </table:table-row>
        <table:table-row table:style-name="ro13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_farmer1',">
            <text:p>'remgard_farmer1',</text:p>
          </table:table-cell>
        </table:table-row>
        <table:table-row table:style-name="ro13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_farmer2',">
            <text:p>'remgard_farmer2',</text:p>
          </table:table-cell>
        </table:table-row>
        <table:table-row table:style-name="ro13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farmer3',">
            <text:p>'remgard_farmer3',</text:p>
          </table:table-cell>
        </table:table-row>
        <table:table-row table:style-name="ro13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prison',">
            <text:p>'remgard_prison',</text:p>
          </table:table-cell>
        </table:table-row>
        <table:table-row table:style-name="ro13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school',">
            <text:p>'remgard_school',</text:p>
          </table:table-cell>
        </table:table-row>
        <table:table-row table:style-name="ro13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tavern0',">
            <text:p>'remgard_tavern0',</text:p>
          </table:table-cell>
        </table:table-row>
        <table:table-row table:style-name="ro13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tavern1',">
            <text:p>'remgard_tavern1',</text:p>
          </table:table-cell>
        </table:table-row>
        <table:table-row table:style-name="ro13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villager1',">
            <text:p>'remgard_villager1',</text:p>
          </table:table-cell>
        </table:table-row>
        <table:table-row table:style-name="ro13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villager2',">
            <text:p>'remgard_villager2',</text:p>
          </table:table-cell>
        </table:table-row>
        <table:table-row table:style-name="ro13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villager3',">
            <text:p>'remgard_villager3',</text:p>
          </table:table-cell>
        </table:table-row>
        <table:table-row table:style-name="ro13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villager4',">
            <text:p>'remgard_villager4',</text:p>
          </table:table-cell>
        </table:table-row>
        <table:table-row table:style-name="ro13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villager5',">
            <text:p>'remgard_villager5',</text:p>
          </table:table-cell>
        </table:table-row>
        <table:table-row table:style-name="ro13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weapon',">
            <text:p>'remgard_weapon',</text:p>
          </table:table-cell>
        </table:table-row>
        <table:table-row table:style-name="ro13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0',">
            <text:p>'remgard0',</text:p>
          </table:table-cell>
        </table:table-row>
        <table:table-row table:style-name="ro13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1',">
            <text:p>'remgard1',</text:p>
          </table:table-cell>
        </table:table-row>
        <table:table-row table:style-name="ro13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2',">
            <text:p>'remgard2',</text:p>
          </table:table-cell>
        </table:table-row>
        <table:table-row table:style-name="ro13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3',">
            <text:p>'remgard3',</text:p>
          </table:table-cell>
        </table:table-row>
        <table:table-row table:style-name="ro13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4',">
            <text:p>'remgard4',</text:p>
          </table:table-cell>
        </table:table-row>
        <table:table-row table:style-name="ro13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oad1',">
            <text:p>'road1',</text:p>
          </table:table-cell>
        </table:table-row>
        <table:table-row table:style-name="ro13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2',">
            <text:p>'road2',</text:p>
          </table:table-cell>
        </table:table-row>
        <table:table-row table:style-name="ro13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3',">
            <text:p>'road3',</text:p>
          </table:table-cell>
        </table:table-row>
        <table:table-row table:style-name="ro13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4',">
            <text:p>'road4',</text:p>
          </table:table-cell>
        </table:table-row>
        <table:table-row table:style-name="ro13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_gargoylecave',">
            <text:p>'road4_gargoylecave',</text:p>
          </table:table-cell>
        </table:table-row>
        <table:table-row table:style-name="ro13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5',">
            <text:p>'road5',</text:p>
          </table:table-cell>
        </table:table-row>
        <table:table-row table:style-name="ro13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_house',">
            <text:p>'road5_house',</text:p>
          </table:table-cell>
        </table:table-row>
        <table:table-row table:style-name="ro13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beforecrossroads',">
            <text:p>'roadbeforecrossroads',</text:p>
          </table:table-cell>
        </table:table-row>
        <table:table-row table:style-name="ro13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1',">
            <text:p>'roadbeforecrossroads1',</text:p>
          </table:table-cell>
        </table:table-row>
        <table:table-row table:style-name="ro13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2',">
            <text:p>'roadbeforecrossroads2',</text:p>
          </table:table-cell>
        </table:table-row>
        <table:table-row table:style-name="ro13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3',">
            <text:p>'roadbeforecrossroads3',</text:p>
          </table:table-cell>
        </table:table-row>
        <table:table-row table:style-name="ro13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4',">
            <text:p>'roadbeforecrossroads4',</text:p>
          </table:table-cell>
        </table:table-row>
        <table:table-row table:style-name="ro13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5',">
            <text:p>'roadbeforecrossroads5',</text:p>
          </table:table-cell>
        </table:table-row>
        <table:table-row table:style-name="ro13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6',">
            <text:p>'roadbeforecrossroads6',</text:p>
          </table:table-cell>
        </table:table-row>
        <table:table-row table:style-name="ro13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7',">
            <text:p>'roadbeforecrossroads7',</text:p>
          </table:table-cell>
        </table:table-row>
        <table:table-row table:style-name="ro13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8',">
            <text:p>'roadbeforecrossroads8',</text:p>
          </table:table-cell>
        </table:table-row>
        <table:table-row table:style-name="ro13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9',">
            <text:p>'roadbeforecrossroads9',</text:p>
          </table:table-cell>
        </table:table-row>
        <table:table-row table:style-name="ro13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cave0',">
            <text:p>'roadcave0',</text:p>
          </table:table-cell>
        </table:table-row>
        <table:table-row table:style-name="ro13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1',">
            <text:p>'roadcave1',</text:p>
          </table:table-cell>
        </table:table-row>
        <table:table-row table:style-name="ro13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tocarntower0',">
            <text:p>'roadtocarntower0',</text:p>
          </table:table-cell>
        </table:table-row>
        <table:table-row table:style-name="ro13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1',">
            <text:p>'roadtocarntower1',</text:p>
          </table:table-cell>
        </table:table-row>
        <table:table-row table:style-name="ro13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2',">
            <text:p>'roadtocarntower2',</text:p>
          </table:table-cell>
        </table:table-row>
        <table:table-row table:style-name="ro13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shortcut_lodar0',">
            <text:p>'shortcut_lodar0',</text:p>
          </table:table-cell>
        </table:table-row>
        <table:table-row table:style-name="ro13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1',">
            <text:p>'shortcut_lodar1',</text:p>
          </table:table-cell>
        </table:table-row>
        <table:table-row table:style-name="ro13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2',">
            <text:p>'shortcut_lodar2',</text:p>
          </table:table-cell>
        </table:table-row>
        <table:table-row table:style-name="ro13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3',">
            <text:p>'shortcut_lodar3',</text:p>
          </table:table-cell>
        </table:table-row>
        <table:table-row table:style-name="ro13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4',">
            <text:p>'shortcut_lodar4',</text:p>
          </table:table-cell>
        </table:table-row>
        <table:table-row table:style-name="ro13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nakecave1',">
            <text:p>'snakecave1',</text:p>
          </table:table-cell>
        </table:table-row>
        <table:table-row table:style-name="ro13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2',">
            <text:p>'snakecave2',</text:p>
          </table:table-cell>
        </table:table-row>
        <table:table-row table:style-name="ro13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3',">
            <text:p>'snakecave3',</text:p>
          </table:table-cell>
        </table:table-row>
        <table:table-row table:style-name="ro13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toutford_armorer',">
            <text:p>'stoutford_armorer',</text:p>
          </table:table-cell>
        </table:table-row>
        <table:table-row table:style-name="ro13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castle_barrack0',">
            <text:p>'stoutford_castle_barrack0',</text:p>
          </table:table-cell>
        </table:table-row>
        <table:table-row table:style-name="ro13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_barrack1',">
            <text:p>'stoutford_castle_barrack1',</text:p>
          </table:table-cell>
        </table:table-row>
        <table:table-row table:style-name="ro13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_barrack2',">
            <text:p>'stoutford_castle_barrack2',</text:p>
          </table:table-cell>
        </table:table-row>
        <table:table-row table:style-name="ro13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_shed',">
            <text:p>'stoutford_castle_shed',</text:p>
          </table:table-cell>
        </table:table-row>
        <table:table-row table:style-name="ro13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shop',">
            <text:p>'stoutford_castle_shop',</text:p>
          </table:table-cell>
        </table:table-row>
        <table:table-row table:style-name="ro13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stable',">
            <text:p>'stoutford_castle_stable',</text:p>
          </table:table-cell>
        </table:table-row>
        <table:table-row table:style-name="ro13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tower0',">
            <text:p>'stoutford_castle_tower0',</text:p>
          </table:table-cell>
        </table:table-row>
        <table:table-row table:style-name="ro13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tower1',">
            <text:p>'stoutford_castle_tower1',</text:p>
          </table:table-cell>
        </table:table-row>
        <table:table-row table:style-name="ro13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0',">
            <text:p>'stoutford_castle0',</text:p>
          </table:table-cell>
        </table:table-row>
        <table:table-row table:style-name="ro13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1',">
            <text:p>'stoutford_castle1',</text:p>
          </table:table-cell>
        </table:table-row>
        <table:table-row table:style-name="ro13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2',">
            <text:p>'stoutford_castle2',</text:p>
          </table:table-cell>
        </table:table-row>
        <table:table-row table:style-name="ro13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ellar',">
            <text:p>'stoutford_cellar',</text:p>
          </table:table-cell>
        </table:table-row>
        <table:table-row table:style-name="ro13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2',">
            <text:p>'stoutford_cellar2',</text:p>
          </table:table-cell>
        </table:table-row>
        <table:table-row table:style-name="ro13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hurch',">
            <text:p>'stoutford_church',</text:p>
          </table:table-cell>
        </table:table-row>
        <table:table-row table:style-name="ro13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ottage1',">
            <text:p>'stoutford_cottage1',</text:p>
          </table:table-cell>
        </table:table-row>
        <table:table-row table:style-name="ro13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2',">
            <text:p>'stoutford_cottage2',</text:p>
          </table:table-cell>
        </table:table-row>
        <table:table-row table:style-name="ro13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derelict',">
            <text:p>'stoutford_derelict',</text:p>
          </table:table-cell>
        </table:table-row>
        <table:table-row table:style-name="ro13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farmhouse1',">
            <text:p>'stoutford_farmhouse1',</text:p>
          </table:table-cell>
        </table:table-row>
        <table:table-row table:style-name="ro13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2',">
            <text:p>'stoutford_farmhouse2',</text:p>
          </table:table-cell>
        </table:table-row>
        <table:table-row table:style-name="ro13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3',">
            <text:p>'stoutford_farmhouse3',</text:p>
          </table:table-cell>
        </table:table-row>
        <table:table-row table:style-name="ro13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gate',">
            <text:p>'stoutford_gate',</text:p>
          </table:table-cell>
        </table:table-row>
        <table:table-row table:style-name="ro13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ne',">
            <text:p>'stoutford_ne',</text:p>
          </table:table-cell>
        </table:table-row>
        <table:table-row table:style-name="ro13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w',">
            <text:p>'stoutford_nw',</text:p>
          </table:table-cell>
        </table:table-row>
        <table:table-row table:style-name="ro13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potion',">
            <text:p>'stoutford_potion',</text:p>
          </table:table-cell>
        </table:table-row>
        <table:table-row table:style-name="ro13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se',">
            <text:p>'stoutford_se',</text:p>
          </table:table-cell>
        </table:table-row>
        <table:table-row table:style-name="ro13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mith',">
            <text:p>'stoutford_smith',</text:p>
          </table:table-cell>
        </table:table-row>
        <table:table-row table:style-name="ro13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_basement',">
            <text:p>'stoutford_smith_basement',</text:p>
          </table:table-cell>
        </table:table-row>
        <table:table-row table:style-name="ro13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w',">
            <text:p>'stoutford_sw',</text:p>
          </table:table-cell>
        </table:table-row>
        <table:table-row table:style-name="ro13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tavern',">
            <text:p>'stoutford_tavern',</text:p>
          </table:table-cell>
        </table:table-row>
        <table:table-row table:style-name="ro13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ower0',">
            <text:p>'stoutford_tower0',</text:p>
          </table:table-cell>
        </table:table-row>
        <table:table-row table:style-name="ro13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1',">
            <text:p>'stoutford_tower1',</text:p>
          </table:table-cell>
        </table:table-row>
        <table:table-row table:style-name="ro13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2',">
            <text:p>'stoutford_tower2',</text:p>
          </table:table-cell>
        </table:table-row>
        <table:table-row table:style-name="ro13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3',">
            <text:p>'stoutford_tower3',</text:p>
          </table:table-cell>
        </table:table-row>
        <table:table-row table:style-name="ro13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4',">
            <text:p>'stoutford_tower4',</text:p>
          </table:table-cell>
        </table:table-row>
        <table:table-row table:style-name="ro13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template',">
            <text:p>'template',</text:p>
          </table:table-cell>
        </table:table-row>
        <table:table-row table:style-name="ro13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radehouse0',">
            <text:p>'tradehouse0',</text:p>
          </table:table-cell>
        </table:table-row>
        <table:table-row table:style-name="ro13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a',">
            <text:p>'tradehouse0a',</text:p>
          </table:table-cell>
        </table:table-row>
        <table:table-row table:style-name="ro13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1',">
            <text:p>'tradehouse1',</text:p>
          </table:table-cell>
        </table:table-row>
        <table:table-row table:style-name="ro13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vilegard_armorer',">
            <text:p>'vilegard_armorer',</text:p>
          </table:table-cell>
        </table:table-row>
        <table:table-row table:style-name="ro13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chapel',">
            <text:p>'vilegard_chapel',</text:p>
          </table:table-cell>
        </table:table-row>
        <table:table-row table:style-name="ro13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erttu',">
            <text:p>'vilegard_erttu',</text:p>
          </table:table-cell>
        </table:table-row>
        <table:table-row table:style-name="ro13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kaori',">
            <text:p>'vilegard_kaori',</text:p>
          </table:table-cell>
        </table:table-row>
        <table:table-row table:style-name="ro13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n',">
            <text:p>'vilegard_n',</text:p>
          </table:table-cell>
        </table:table-row>
        <table:table-row table:style-name="ro13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ogam',">
            <text:p>'vilegard_ogam',</text:p>
          </table:table-cell>
        </table:table-row>
        <table:table-row table:style-name="ro13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s',">
            <text:p>'vilegard_s',</text:p>
          </table:table-cell>
        </table:table-row>
        <table:table-row table:style-name="ro13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mith',">
            <text:p>'vilegard_smith',</text:p>
          </table:table-cell>
        </table:table-row>
        <table:table-row table:style-name="ro13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w',">
            <text:p>'vilegard_sw',</text:p>
          </table:table-cell>
        </table:table-row>
        <table:table-row table:style-name="ro13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tavern',">
            <text:p>'vilegard_tavern',</text:p>
          </table:table-cell>
        </table:table-row>
        <table:table-row table:style-name="ro13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wrye',">
            <text:p>'vilegard_wrye',</text:p>
          </table:table-cell>
        </table:table-row>
        <table:table-row table:style-name="ro13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waterway0',">
            <text:p>'waterway0',</text:p>
          </table:table-cell>
        </table:table-row>
        <table:table-row table:style-name="ro13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1',">
            <text:p>'waterway1',</text:p>
          </table:table-cell>
        </table:table-row>
        <table:table-row table:style-name="ro13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0',">
            <text:p>'waterway10',</text:p>
          </table:table-cell>
        </table:table-row>
        <table:table-row table:style-name="ro13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1',">
            <text:p>'waterway11',</text:p>
          </table:table-cell>
        </table:table-row>
        <table:table-row table:style-name="ro13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_east',">
            <text:p>'waterway11_east',</text:p>
          </table:table-cell>
        </table:table-row>
        <table:table-row table:style-name="ro13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2',">
            <text:p>'waterway12',</text:p>
          </table:table-cell>
        </table:table-row>
        <table:table-row table:style-name="ro13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3',">
            <text:p>'waterway13',</text:p>
          </table:table-cell>
        </table:table-row>
        <table:table-row table:style-name="ro13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4',">
            <text:p>'waterway14',</text:p>
          </table:table-cell>
        </table:table-row>
        <table:table-row table:style-name="ro13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5',">
            <text:p>'waterway15',</text:p>
          </table:table-cell>
        </table:table-row>
        <table:table-row table:style-name="ro13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2',">
            <text:p>'waterway2',</text:p>
          </table:table-cell>
        </table:table-row>
        <table:table-row table:style-name="ro13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3',">
            <text:p>'waterway3',</text:p>
          </table:table-cell>
        </table:table-row>
        <table:table-row table:style-name="ro13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4',">
            <text:p>'waterway4',</text:p>
          </table:table-cell>
        </table:table-row>
        <table:table-row table:style-name="ro13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5',">
            <text:p>'waterway5',</text:p>
          </table:table-cell>
        </table:table-row>
        <table:table-row table:style-name="ro13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6',">
            <text:p>'waterway6',</text:p>
          </table:table-cell>
        </table:table-row>
        <table:table-row table:style-name="ro13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7',">
            <text:p>'waterway7',</text:p>
          </table:table-cell>
        </table:table-row>
        <table:table-row table:style-name="ro13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8',">
            <text:p>'waterway8',</text:p>
          </table:table-cell>
        </table:table-row>
        <table:table-row table:style-name="ro13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9',">
            <text:p>'waterway9',</text:p>
          </table:table-cell>
        </table:table-row>
        <table:table-row table:style-name="ro13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a1',">
            <text:p>'waterwaya1',</text:p>
          </table:table-cell>
        </table:table-row>
        <table:table-row table:style-name="ro13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2',">
            <text:p>'waterwaya2',</text:p>
          </table:table-cell>
        </table:table-row>
        <table:table-row table:style-name="ro13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3',">
            <text:p>'waterwaya3',</text:p>
          </table:table-cell>
        </table:table-row>
        <table:table-row table:style-name="ro13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5',">
            <text:p>'waterwaya5',</text:p>
          </table:table-cell>
        </table:table-row>
        <table:table-row table:style-name="ro13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6',">
            <text:p>'waterwaya6',</text:p>
          </table:table-cell>
        </table:table-row>
        <table:table-row table:style-name="ro13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cave1',">
            <text:p>'waterwayacave1',</text:p>
          </table:table-cell>
        </table:table-row>
        <table:table-row table:style-name="ro13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2',">
            <text:p>'waterwayacave2',</text:p>
          </table:table-cell>
        </table:table-row>
        <table:table-row table:style-name="ro13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3',">
            <text:p>'waterwayacave3',</text:p>
          </table:table-cell>
        </table:table-row>
        <table:table-row table:style-name="ro13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4',">
            <text:p>'waterwayacave4',</text:p>
          </table:table-cell>
        </table:table-row>
        <table:table-row table:style-name="ro13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x',">
            <text:p>'waterwayacavex',</text:p>
          </table:table-cell>
        </table:table-row>
        <table:table-row table:style-name="ro13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b1',">
            <text:p>'waterwayb1',</text:p>
          </table:table-cell>
        </table:table-row>
        <table:table-row table:style-name="ro13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2',">
            <text:p>'waterwayb2',</text:p>
          </table:table-cell>
        </table:table-row>
        <table:table-row table:style-name="ro13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3',">
            <text:p>'waterwayb3',</text:p>
          </table:table-cell>
        </table:table-row>
        <table:table-row table:style-name="ro13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4',">
            <text:p>'waterwayb4',</text:p>
          </table:table-cell>
        </table:table-row>
        <table:table-row table:style-name="ro13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house',">
            <text:p>'waterwaybhouse',</text:p>
          </table:table-cell>
        </table:table-row>
        <table:table-row table:style-name="ro13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cave',">
            <text:p>'waterwaycave',</text:p>
          </table:table-cell>
        </table:table-row>
        <table:table-row table:style-name="ro13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extention',">
            <text:p>'waterwayextention',</text:p>
          </table:table-cell>
        </table:table-row>
        <table:table-row table:style-name="ro13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house',">
            <text:p>'waterwayhouse',</text:p>
          </table:table-cell>
        </table:table-row>
        <table:table-row table:style-name="ro13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ytobrimhaven0',">
            <text:p>'waytobrimhaven0',</text:p>
          </table:table-cell>
        </table:table-row>
        <table:table-row table:style-name="ro13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1',">
            <text:p>'waytobrimhaven1',</text:p>
          </table:table-cell>
        </table:table-row>
        <table:table-row table:style-name="ro13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2',">
            <text:p>'waytobrimhaven2',</text:p>
          </table:table-cell>
        </table:table-row>
        <table:table-row table:style-name="ro13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3',">
            <text:p>'waytobrimhaven3',</text:p>
          </table:table-cell>
        </table:table-row>
        <table:table-row table:style-name="ro13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4',">
            <text:p>'waytobrimhaven4',</text:p>
          </table:table-cell>
        </table:table-row>
        <table:table-row table:style-name="ro13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5',">
            <text:p>'waytobrimhaven5',</text:p>
          </table:table-cell>
        </table:table-row>
        <table:table-row table:style-name="ro13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6',">
            <text:p>'waytobrimhaven6',</text:p>
          </table:table-cell>
        </table:table-row>
        <table:table-row table:style-name="ro13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cave0',">
            <text:p>'waytobrimhavencave0',</text:p>
          </table:table-cell>
        </table:table-row>
        <table:table-row table:style-name="ro13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1',">
            <text:p>'waytobrimhavencave1',</text:p>
          </table:table-cell>
        </table:table-row>
        <table:table-row table:style-name="ro13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a',">
            <text:p>'waytobrimhavencave1a',</text:p>
          </table:table-cell>
        </table:table-row>
        <table:table-row table:style-name="ro13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2',">
            <text:p>'waytobrimhavencave2',</text:p>
          </table:table-cell>
        </table:table-row>
        <table:table-row table:style-name="ro13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3',">
            <text:p>'waytobrimhavencave3',</text:p>
          </table:table-cell>
        </table:table-row>
        <table:table-row table:style-name="ro13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a',">
            <text:p>'waytobrimhavencave3a',</text:p>
          </table:table-cell>
        </table:table-row>
        <table:table-row table:style-name="ro13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b',">
            <text:p>'waytobrimhavencave3b',</text:p>
          </table:table-cell>
        </table:table-row>
        <table:table-row table:style-name="ro13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4',">
            <text:p>'waytobrimhavencave4',</text:p>
          </table:table-cell>
        </table:table-row>
        <table:table-row table:style-name="ro13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galmore0',">
            <text:p>'waytogalmore0',</text:p>
          </table:table-cell>
        </table:table-row>
        <table:table-row table:style-name="ro13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1',">
            <text:p>'waytogalmore1',</text:p>
          </table:table-cell>
        </table:table-row>
        <table:table-row table:style-name="ro13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lake0',">
            <text:p>'waytolake0',</text:p>
          </table:table-cell>
        </table:table-row>
        <table:table-row table:style-name="ro13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1',">
            <text:p>'waytolake1',</text:p>
          </table:table-cell>
        </table:table-row>
        <table:table-row table:style-name="ro13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0',">
            <text:p>'waytolake10',</text:p>
          </table:table-cell>
        </table:table-row>
        <table:table-row table:style-name="ro13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1',">
            <text:p>'waytolake11',</text:p>
          </table:table-cell>
        </table:table-row>
        <table:table-row table:style-name="ro13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2',">
            <text:p>'waytolake12',</text:p>
          </table:table-cell>
        </table:table-row>
        <table:table-row table:style-name="ro13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2',">
            <text:p>'waytolake2',</text:p>
          </table:table-cell>
        </table:table-row>
        <table:table-row table:style-name="ro13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3',">
            <text:p>'waytolake3',</text:p>
          </table:table-cell>
        </table:table-row>
        <table:table-row table:style-name="ro13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4',">
            <text:p>'waytolake4',</text:p>
          </table:table-cell>
        </table:table-row>
        <table:table-row table:style-name="ro13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5',">
            <text:p>'waytolake5',</text:p>
          </table:table-cell>
        </table:table-row>
        <table:table-row table:style-name="ro13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6',">
            <text:p>'waytolake6',</text:p>
          </table:table-cell>
        </table:table-row>
        <table:table-row table:style-name="ro13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7',">
            <text:p>'waytolake7',</text:p>
          </table:table-cell>
        </table:table-row>
        <table:table-row table:style-name="ro13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b',">
            <text:p>'waytolake7b',</text:p>
          </table:table-cell>
        </table:table-row>
        <table:table-row table:style-name="ro13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8',">
            <text:p>'waytolake8',</text:p>
          </table:table-cell>
        </table:table-row>
        <table:table-row table:style-name="ro13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9',">
            <text:p>'waytolake9',</text:p>
          </table:table-cell>
        </table:table-row>
        <table:table-row table:style-name="ro13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ostmine0',">
            <text:p>'waytolostmine0',</text:p>
          </table:table-cell>
        </table:table-row>
        <table:table-row table:style-name="ro13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1',">
            <text:p>'waytolostmine1',</text:p>
          </table:table-cell>
        </table:table-row>
        <table:table-row table:style-name="ro13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2',">
            <text:p>'waytolostmine2',</text:p>
          </table:table-cell>
        </table:table-row>
        <table:table-row table:style-name="ro13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3',">
            <text:p>'waytolostmine3',</text:p>
          </table:table-cell>
        </table:table-row>
        <table:table-row table:style-name="ro13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miningtown0',">
            <text:p>'waytominingtown0',</text:p>
          </table:table-cell>
        </table:table-row>
        <table:table-row table:style-name="ro13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1',">
            <text:p>'waytominingtown1',</text:p>
          </table:table-cell>
        </table:table-row>
        <table:table-row table:style-name="ro13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a',">
            <text:p>'waytominingtown1a',</text:p>
          </table:table-cell>
        </table:table-row>
        <table:table-row table:style-name="ro13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2',">
            <text:p>'waytominingtown2',</text:p>
          </table:table-cell>
        </table:table-row>
        <table:table-row table:style-name="ro13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3',">
            <text:p>'waytominingtown3',</text:p>
          </table:table-cell>
        </table:table-row>
        <table:table-row table:style-name="ro13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ountaincave0',">
            <text:p>'waytomountaincave0',</text:p>
          </table:table-cell>
        </table:table-row>
        <table:table-row table:style-name="ro13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1',">
            <text:p>'waytomountaincave1',</text:p>
          </table:table-cell>
        </table:table-row>
        <table:table-row table:style-name="ro13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2',">
            <text:p>'waytomountaincave2',</text:p>
          </table:table-cell>
        </table:table-row>
        <table:table-row table:style-name="ro13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ild0',">
            <text:p>'wild0',</text:p>
          </table:table-cell>
        </table:table-row>
        <table:table-row table:style-name="ro13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1',">
            <text:p>'wild1',</text:p>
          </table:table-cell>
        </table:table-row>
        <table:table-row table:style-name="ro13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0',">
            <text:p>'wild10',</text:p>
          </table:table-cell>
        </table:table-row>
        <table:table-row table:style-name="ro13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1',">
            <text:p>'wild11',</text:p>
          </table:table-cell>
        </table:table-row>
        <table:table-row table:style-name="ro13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_clearing',">
            <text:p>'wild11_clearing',</text:p>
          </table:table-cell>
        </table:table-row>
        <table:table-row table:style-name="ro13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2',">
            <text:p>'wild12',</text:p>
          </table:table-cell>
        </table:table-row>
        <table:table-row table:style-name="ro13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3',">
            <text:p>'wild13',</text:p>
          </table:table-cell>
        </table:table-row>
        <table:table-row table:style-name="ro13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4',">
            <text:p>'wild14',</text:p>
          </table:table-cell>
        </table:table-row>
        <table:table-row table:style-name="ro13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_cave',">
            <text:p>'wild14_cave',</text:p>
          </table:table-cell>
        </table:table-row>
        <table:table-row table:style-name="ro13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learing',">
            <text:p>'wild14_clearing',</text:p>
          </table:table-cell>
        </table:table-row>
        <table:table-row table:style-name="ro13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5',">
            <text:p>'wild15',</text:p>
          </table:table-cell>
        </table:table-row>
        <table:table-row table:style-name="ro13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_house',">
            <text:p>'wild15_house',</text:p>
          </table:table-cell>
        </table:table-row>
        <table:table-row table:style-name="ro13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6',">
            <text:p>'wild16',</text:p>
          </table:table-cell>
        </table:table-row>
        <table:table-row table:style-name="ro13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_cave',">
            <text:p>'wild16_cave',</text:p>
          </table:table-cell>
        </table:table-row>
        <table:table-row table:style-name="ro13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7',">
            <text:p>'wild17',</text:p>
          </table:table-cell>
        </table:table-row>
        <table:table-row table:style-name="ro13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8',">
            <text:p>'wild18',</text:p>
          </table:table-cell>
        </table:table-row>
        <table:table-row table:style-name="ro13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9',">
            <text:p>'wild19',</text:p>
          </table:table-cell>
        </table:table-row>
        <table:table-row table:style-name="ro13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2',">
            <text:p>'wild2',</text:p>
          </table:table-cell>
        </table:table-row>
        <table:table-row table:style-name="ro13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0',">
            <text:p>'wild20',</text:p>
          </table:table-cell>
        </table:table-row>
        <table:table-row table:style-name="ro13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a',">
            <text:p>'wild20a',</text:p>
          </table:table-cell>
        </table:table-row>
        <table:table-row table:style-name="ro13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1',">
            <text:p>'wild21',</text:p>
          </table:table-cell>
        </table:table-row>
        <table:table-row table:style-name="ro13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a',">
            <text:p>'wild21a',</text:p>
          </table:table-cell>
        </table:table-row>
        <table:table-row table:style-name="ro13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2',">
            <text:p>'wild22',</text:p>
          </table:table-cell>
        </table:table-row>
        <table:table-row table:style-name="ro13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3',">
            <text:p>'wild23',</text:p>
          </table:table-cell>
        </table:table-row>
        <table:table-row table:style-name="ro13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3',">
            <text:p>'wild3',</text:p>
          </table:table-cell>
        </table:table-row>
        <table:table-row table:style-name="ro13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4',">
            <text:p>'wild4',</text:p>
          </table:table-cell>
        </table:table-row>
        <table:table-row table:style-name="ro13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5',">
            <text:p>'wild5',</text:p>
          </table:table-cell>
        </table:table-row>
        <table:table-row table:style-name="ro13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6',">
            <text:p>'wild6',</text:p>
          </table:table-cell>
        </table:table-row>
        <table:table-row table:style-name="ro13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_house',">
            <text:p>'wild6_house',</text:p>
          </table:table-cell>
        </table:table-row>
        <table:table-row table:style-name="ro13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7',">
            <text:p>'wild7',</text:p>
          </table:table-cell>
        </table:table-row>
        <table:table-row table:style-name="ro13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8',">
            <text:p>'wild8',</text:p>
          </table:table-cell>
        </table:table-row>
        <table:table-row table:style-name="ro13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9',">
            <text:p>'wild9',</text:p>
          </table:table-cell>
        </table:table-row>
        <table:table-row table:style-name="ro13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oodcave0',">
            <text:p>'woodcave0',</text:p>
          </table:table-cell>
        </table:table-row>
        <table:table-row table:style-name="ro13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1',">
            <text:p>'woodcave1',</text:p>
          </table:table-cell>
        </table:table-row>
        <table:table-row table:style-name="ro13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house0',">
            <text:p>'woodhouse0',</text:p>
          </table:table-cell>
        </table:table-row>
        <table:table-row table:style-name="ro13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1',">
            <text:p>'woodhouse1',</text:p>
          </table:table-cell>
        </table:table-row>
        <table:table-row table:style-name="ro13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2',">
            <text:p>'woodhouse2',</text:p>
          </table:table-cell>
        </table:table-row>
        <table:table-row table:style-name="ro13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3',">
            <text:p>'woodhouse3',</text:p>
          </table:table-cell>
        </table:table-row>
        <table:table-row table:style-name="ro13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settlement0',">
            <text:p>'woodsettlement0',</text:p>
          </table:table-cell>
        </table:table-row>
      </table:table>
      <table:table table:name="Tabelle3" table:style-name="ta1" table:print="false">
        <table:table-column table:style-name="co7" table:default-cell-style-name="Default"/>
        <table:table-row table:style-name="ro10">
          <table:table-cell/>
        </table:table-row>
      </table:table>
      <table:database-ranges>
        <table:database-range table:name="__Anonymous_Sheet_DB__1" table:target-range-address="Build.F1:Build.F1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23.02.2020</text:date>, <text:time>18:44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20-02-23T18:44:14.61</dc:date>
    <dc:creator>Christian </dc:creator>
    <meta:editing-duration>P48DT23H12M6S</meta:editing-duration>
    <meta:editing-cycles>46</meta:editing-cycles>
    <meta:generator>OpenOffice/4.1.3$Win32 OpenOffice.org_project/413m1$Build-9783</meta:generator>
    <meta:document-statistic meta:table-count="3" meta:cell-count="1798" meta:object-count="0"/>
  </office:meta>
</office:document-meta>
</file>